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officeooo:rsid="0023d0d5" officeooo:paragraph-rsid="00270c69" style:language-asian="zxx" style:country-asian="none" style:language-complex="zxx" style:country-complex="none"/>
    </style:style>
    <style:style style:name="P3" style:family="paragraph" style:parent-style-name="Text_20_body">
      <style:text-properties fo:language="en" fo:country="US" officeooo:rsid="00249ab5" officeooo:paragraph-rsid="00249ab5" style:language-asian="zxx" style:country-asian="none" style:language-complex="zxx" style:country-complex="none"/>
    </style:style>
    <style:style style:name="P4" style:family="paragraph" style:parent-style-name="Text_20_body">
      <style:text-properties fo:language="en" fo:country="US" officeooo:rsid="002a0a48" officeooo:paragraph-rsid="002a0a48" style:language-asian="zxx" style:country-asian="none" style:language-complex="zxx" style:country-complex="none"/>
    </style:style>
    <style:style style:name="P5" style:family="paragraph" style:parent-style-name="Text_20_body">
      <style:text-properties fo:language="en" fo:country="US" officeooo:rsid="001f5efa" officeooo:paragraph-rsid="001f5efa" style:language-asian="zxx" style:country-asian="none" style:language-complex="zxx" style:country-complex="none"/>
    </style:style>
    <style:style style:name="P6" style:family="paragraph" style:parent-style-name="Text_20_body">
      <style:text-properties fo:language="en" fo:country="US" officeooo:rsid="002a7e42" officeooo:paragraph-rsid="002a7e42"/>
    </style:style>
    <style:style style:name="P7" style:family="paragraph" style:parent-style-name="Text_20_body">
      <style:text-properties fo:language="en" fo:country="US" officeooo:rsid="002a7e42" officeooo:paragraph-rsid="002b8a05"/>
    </style:style>
    <style:style style:name="P8" style:family="paragraph" style:parent-style-name="Text_20_body">
      <style:text-properties fo:language="en" fo:country="US" officeooo:rsid="002c4619" officeooo:paragraph-rsid="002c4619"/>
    </style:style>
    <style:style style:name="P9" style:family="paragraph" style:parent-style-name="Text_20_body">
      <style:text-properties fo:language="en" fo:country="US" officeooo:rsid="002d792d" officeooo:paragraph-rsid="002d792d"/>
    </style:style>
    <style:style style:name="P10" style:family="paragraph" style:parent-style-name="Text_20_body">
      <style:text-properties fo:language="en" fo:country="US" officeooo:rsid="0021d555" officeooo:paragraph-rsid="0021d555"/>
    </style:style>
    <style:style style:name="P11" style:family="paragraph" style:parent-style-name="Text_20_body">
      <style:text-properties fo:language="en" fo:country="US" officeooo:rsid="002f31d6" officeooo:paragraph-rsid="002f31d6"/>
    </style:style>
    <style:style style:name="P12" style:family="paragraph" style:parent-style-name="Text_20_body">
      <style:text-properties fo:language="en" fo:country="US" officeooo:rsid="00312b6f" officeooo:paragraph-rsid="00312b6f"/>
    </style:style>
    <style:style style:name="P13" style:family="paragraph" style:parent-style-name="Text_20_body">
      <style:text-properties fo:language="en" fo:country="US" officeooo:rsid="003214be" officeooo:paragraph-rsid="003214be"/>
    </style:style>
    <style:style style:name="P14" style:family="paragraph" style:parent-style-name="Text_20_body">
      <style:text-properties fo:language="en" fo:country="US" officeooo:rsid="003268dd" officeooo:paragraph-rsid="003268dd"/>
    </style:style>
    <style:style style:name="P15" style:family="paragraph" style:parent-style-name="Text_20_body">
      <style:text-properties fo:language="en" fo:country="US" officeooo:rsid="0032c9ae" officeooo:paragraph-rsid="0032c9ae"/>
    </style:style>
    <style:style style:name="P16" style:family="paragraph" style:parent-style-name="Text_20_body">
      <style:text-properties fo:language="en" fo:country="US" officeooo:rsid="0034015f" officeooo:paragraph-rsid="0034015f"/>
    </style:style>
    <style:style style:name="P17" style:family="paragraph" style:parent-style-name="Text_20_body">
      <style:text-properties officeooo:rsid="0021d555" officeooo:paragraph-rsid="0021d555"/>
    </style:style>
    <style:style style:name="P18" style:family="paragraph" style:parent-style-name="Title">
      <style:text-properties fo:language="en" fo:country="US" officeooo:rsid="001f5efa" officeooo:paragraph-rsid="001f5efa" style:language-asian="zxx" style:country-asian="none" style:language-complex="zxx" style:country-complex="none"/>
    </style:style>
    <style:style style:name="P19"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20"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21"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22"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23"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24"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25"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26" style:family="paragraph" style:parent-style-name="Text_20_body">
      <style:text-properties fo:language="en" fo:country="US" officeooo:rsid="0034015f" officeooo:paragraph-rsid="0034015f"/>
    </style:style>
    <style:style style:name="P27" style:family="paragraph" style:parent-style-name="Text_20_body">
      <style:text-properties fo:language="en" fo:country="US" officeooo:rsid="00346fa4" officeooo:paragraph-rsid="00346fa4"/>
    </style:style>
    <style:style style:name="P28" style:family="paragraph" style:parent-style-name="Text_20_body">
      <style:text-properties fo:language="en" fo:country="US" officeooo:rsid="00351945" officeooo:paragraph-rsid="00351945"/>
    </style:style>
    <style:style style:name="P29" style:family="paragraph" style:parent-style-name="Text_20_body">
      <style:text-properties fo:language="en" fo:country="US" officeooo:rsid="0036abfe" officeooo:paragraph-rsid="0036abfe"/>
    </style:style>
    <style:style style:name="P30" style:family="paragraph" style:parent-style-name="Text_20_body">
      <style:text-properties fo:language="en" fo:country="US" officeooo:rsid="00383123" officeooo:paragraph-rsid="00383123"/>
    </style:style>
    <style:style style:name="P31" style:family="paragraph" style:parent-style-name="Text_20_body">
      <style:text-properties fo:language="en" fo:country="US" officeooo:rsid="0039ffc7" officeooo:paragraph-rsid="0039ffc7"/>
    </style:style>
    <style:style style:name="P32" style:family="paragraph" style:parent-style-name="Text_20_body">
      <style:text-properties fo:language="en" fo:country="US" officeooo:rsid="003bec3c" officeooo:paragraph-rsid="003bec3c"/>
    </style:style>
    <style:style style:name="P33" style:family="paragraph" style:parent-style-name="Text_20_body">
      <style:text-properties fo:language="en" fo:country="US" officeooo:rsid="003c5a10" officeooo:paragraph-rsid="003c5a10"/>
    </style:style>
    <style:style style:name="P34" style:family="paragraph" style:parent-style-name="Text_20_body">
      <style:text-properties fo:language="en" fo:country="US" officeooo:rsid="003c5a23" officeooo:paragraph-rsid="003c5a23"/>
    </style:style>
    <style:style style:name="P35" style:family="paragraph" style:parent-style-name="Text_20_body">
      <style:text-properties fo:language="en" fo:country="US" officeooo:rsid="003ca888" officeooo:paragraph-rsid="003ca888"/>
    </style:style>
    <style:style style:name="P36" style:family="paragraph" style:parent-style-name="Text_20_body">
      <style:text-properties fo:language="en" fo:country="US" officeooo:rsid="003e82d2" officeooo:paragraph-rsid="003e82d2"/>
    </style:style>
    <style:style style:name="P37" style:family="paragraph" style:parent-style-name="Text_20_body">
      <style:text-properties fo:language="en" fo:country="US" officeooo:rsid="003f1f86" officeooo:paragraph-rsid="003f1f86"/>
    </style:style>
    <style:style style:name="P38" style:family="paragraph" style:parent-style-name="Text_20_body">
      <style:text-properties fo:language="en" fo:country="US" officeooo:rsid="0040a6ec" officeooo:paragraph-rsid="0040a6ec"/>
    </style:style>
    <style:style style:name="P39" style:family="paragraph" style:parent-style-name="Text_20_body">
      <style:text-properties fo:language="en" fo:country="US" officeooo:rsid="0041df8f" officeooo:paragraph-rsid="0041df8f"/>
    </style:style>
    <style:style style:name="P40" style:family="paragraph" style:parent-style-name="Text_20_body">
      <style:text-properties fo:language="en" fo:country="US" officeooo:rsid="0042a000" officeooo:paragraph-rsid="0042a000"/>
    </style:style>
    <style:style style:name="P41" style:family="paragraph" style:parent-style-name="Text_20_body">
      <style:text-properties fo:language="en" fo:country="US" officeooo:rsid="0043f553" officeooo:paragraph-rsid="0043f553"/>
    </style:style>
    <style:style style:name="P42" style:family="paragraph" style:parent-style-name="Text_20_body">
      <style:text-properties fo:language="en" fo:country="US" officeooo:rsid="0044652b" officeooo:paragraph-rsid="0044652b"/>
    </style:style>
    <style:style style:name="P43" style:family="paragraph" style:parent-style-name="Text_20_body">
      <style:text-properties fo:language="en" fo:country="US" officeooo:rsid="0044762b" officeooo:paragraph-rsid="0044762b"/>
    </style:style>
    <style:style style:name="P44" style:family="paragraph" style:parent-style-name="Text_20_body">
      <style:text-properties fo:language="en" fo:country="US" officeooo:rsid="00459776" officeooo:paragraph-rsid="00459776"/>
    </style:style>
    <style:style style:name="P45" style:family="paragraph" style:parent-style-name="Text_20_body">
      <style:text-properties fo:language="en" fo:country="US" officeooo:rsid="0046cf7c" officeooo:paragraph-rsid="0046cf7c"/>
    </style:style>
    <style:style style:name="P46" style:family="paragraph" style:parent-style-name="Text_20_body">
      <style:text-properties fo:language="en" fo:country="US" officeooo:rsid="00475033" officeooo:paragraph-rsid="00475033"/>
    </style:style>
    <style:style style:name="P47" style:family="paragraph" style:parent-style-name="Text_20_body">
      <style:text-properties fo:language="en" fo:country="US" officeooo:rsid="0047576f" officeooo:paragraph-rsid="0047576f"/>
    </style:style>
    <style:style style:name="P48" style:family="paragraph" style:parent-style-name="Text_20_body">
      <style:text-properties fo:language="en" fo:country="US" officeooo:rsid="00493010" officeooo:paragraph-rsid="00493010"/>
    </style:style>
    <style:style style:name="P49" style:family="paragraph" style:parent-style-name="Text_20_body">
      <style:text-properties fo:language="en" fo:country="US" officeooo:rsid="00494987" officeooo:paragraph-rsid="00494987"/>
    </style:style>
    <style:style style:name="P50" style:family="paragraph" style:parent-style-name="Text_20_body">
      <style:text-properties fo:language="en" fo:country="US" officeooo:rsid="0049b13f" officeooo:paragraph-rsid="0049b13f"/>
    </style:style>
    <style:style style:name="P51" style:family="paragraph" style:parent-style-name="Text_20_body">
      <style:text-properties fo:language="en" fo:country="US" officeooo:rsid="004aa371" officeooo:paragraph-rsid="004aa371"/>
    </style:style>
    <style:style style:name="P52" style:family="paragraph" style:parent-style-name="Text_20_body" style:list-style-name="L2">
      <style:text-properties officeooo:paragraph-rsid="0049b13f"/>
    </style:style>
    <style:style style:name="P53" style:family="paragraph" style:parent-style-name="Text_20_body" style:list-style-name="L2">
      <style:text-properties officeooo:rsid="0049b13f" officeooo:paragraph-rsid="0049b13f"/>
    </style:style>
    <style:style style:name="P54" style:family="paragraph" style:parent-style-name="Text_20_body">
      <style:text-properties officeooo:rsid="0049b13f" officeooo:paragraph-rsid="0049b13f"/>
    </style:style>
    <style:style style:name="P55" style:family="paragraph" style:parent-style-name="Text_20_body">
      <style:text-properties officeooo:rsid="004aa371" officeooo:paragraph-rsid="004aa371"/>
    </style:style>
    <style:style style:name="P56" style:family="paragraph" style:parent-style-name="Heading_20_1">
      <style:text-properties fo:language="en" fo:country="US"/>
    </style:style>
    <style:style style:name="P57" style:family="paragraph" style:parent-style-name="Heading_20_1">
      <style:text-properties fo:language="en" fo:country="US" officeooo:rsid="001f5efa" officeooo:paragraph-rsid="001f5efa" style:language-asian="zxx" style:country-asian="none" style:language-complex="zxx" style:country-complex="none"/>
    </style:style>
    <style:style style:name="P58" style:family="paragraph" style:parent-style-name="Heading_20_1">
      <style:text-properties fo:language="en" fo:country="US" officeooo:rsid="001f5efa" officeooo:paragraph-rsid="001f5efa"/>
    </style:style>
    <style:style style:name="P59" style:family="paragraph" style:parent-style-name="Heading_20_3">
      <style:text-properties fo:language="en" fo:country="US"/>
    </style:style>
    <style:style style:name="P60" style:family="paragraph" style:parent-style-name="Heading_20_2">
      <style:text-properties fo:language="en" fo:country="US"/>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9b13f"/>
    </style:style>
    <style:style style:name="T7" style:family="text">
      <style:text-properties fo:language="en" fo:country="US" officeooo:rsid="004aa371"/>
    </style:style>
    <style:style style:name="T8" style:family="text">
      <style:text-properties officeooo:rsid="00236e79"/>
    </style:style>
    <style:style style:name="T9" style:family="text">
      <style:text-properties officeooo:rsid="00251065"/>
    </style:style>
    <style:style style:name="T10" style:family="text">
      <style:text-properties officeooo:rsid="002924f6"/>
    </style:style>
    <style:style style:name="T11" style:family="text">
      <style:text-properties officeooo:rsid="002b8a05"/>
    </style:style>
    <style:style style:name="T12" style:family="text">
      <style:text-properties officeooo:rsid="002c4619"/>
    </style:style>
    <style:style style:name="T13" style:family="text">
      <style:text-properties officeooo:rsid="003519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ook of Bootstrap 3 Essential Training</text:p>
      <text:h text:style-name="P57" text:outline-level="1">What is Bootstrap?</text:h>
      <text:list xml:id="list5526714830363766015" text:style-name="L1">
        <text:list-item>
          <text:p text:style-name="P19">A framework</text:p>
        </text:list-item>
        <text:list-item>
          <text:p text:style-name="P19">Mobile first</text:p>
        </text:list-item>
        <text:list-item>
          <text:p text:style-name="P19">Responsive design</text:p>
        </text:list-item>
        <text:list-item>
          <text:p text:style-name="P19">Battle tested</text:p>
        </text:list-item>
        <text:list-item>
          <text:p text:style-name="P19">Uses modern web technologies</text:p>
        </text:list-item>
      </text:list>
      <text:h text:style-name="P56" text:outline-level="1">What’s a Framework</text:h>
      <text:list xml:id="list132249678423539" text:continue-numbering="true" text:style-name="L1">
        <text:list-item>
          <text:p text:style-name="P19">A way to organize your code</text:p>
        </text:list-item>
        <text:list-item>
          <text:p text:style-name="P19">If you follow a certain structure...</text:p>
        </text:list-item>
        <text:list-item>
          <text:p text:style-name="P19">A framework gives you <text:s/>many abilities</text:p>
          <text:list>
            <text:list-item>
              <text:p text:style-name="P19">Pre-built CSS styles</text:p>
            </text:list-item>
            <text:list-item>
              <text:p text:style-name="P19">JavaScript functionality</text:p>
            </text:list-item>
          </text:list>
        </text:list-item>
      </text:list>
      <text:h text:style-name="P56" text:outline-level="1"><text:s/><text:span text:style-name="T1">When Should I Use Bootstrap?</text:span></text:h>
      <text:list xml:id="list132250954086379" text:continue-numbering="true" text:style-name="L1">
        <text:list-item>
          <text:p text:style-name="P19">Excellent for small, quick projects</text:p>
        </text:list-item>
        <text:list-item>
          <text:p text:style-name="P19">Prototyping and scaffolding sites</text:p>
        </text:list-item>
        <text:list-item>
          <text:p text:style-name="P19">Also great for larger projects </text:p>
          <text:list>
            <text:list-item>
              <text:p text:style-name="P19">Customize your install</text:p>
            </text:list-item>
          </text:list>
        </text:list-item>
      </text:list>
      <text:h text:style-name="P58" text:outline-level="1"><text:span text:style-name="T8">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0">Regardless if the type of installation, jQeuery is needed has well.</text:p>
      <text:p text:style-name="P17"><text:a xlink:type="simple" xlink:href="https://jquery.com/" text:style-name="Internet_20_link" text:visited-style-name="Visited_20_Internet_20_Link"><text:span text:style-name="T2">https://jquery.com/</text:span></text:a></text:p>
      <text:p text:style-name="P10">It’s also possible to create a custom installation using the customization toll on:</text:p>
      <text:p text:style-name="P17"><text:a xlink:type="simple" xlink:href="http://getbootstrap.com/customize/" text:style-name="Internet_20_link" text:visited-style-name="Visited_20_Internet_20_Link"><text:span text:style-name="T2">http://getbootstrap.com/customize/</text:span></text:a></text:p>
      <text:h text:style-name="Heading_20_1" text:outline-level="1"><text:span text:style-name="Strong_20_Emphasis"><text:span text:style-name="T4">2.</text:span></text:span><text:span text:style-name="Strong_20_Emphasis"><text:span text:style-name="T2">Working with the Bootstrap Grid</text:span></text:span></text:h>
      <text:h text:style-name="P60" text:outline-level="2">Grid System</text:h>
      <text:list xml:id="list132249597318777" text:continue-numbering="true" text:style-name="L1">
        <text:list-item>
          <text:p text:style-name="P20">12-column grid</text:p>
        </text:list-item>
        <text:list-item>
          <text:p text:style-name="P20">Accessed through CSS classes</text:p>
        </text:list-item>
        <text:list-item>
          <text:p text:style-name="P20">Three key concepts</text:p>
          <text:list>
            <text:list-item>
              <text:p text:style-name="P20">Containers</text:p>
            </text:list-item>
            <text:list-item>
              <text:p text:style-name="P20">Rows</text:p>
            </text:list-item>
            <text:list-item>
              <text:p text:style-name="P20">Columns</text:p>
            </text:list-item>
          </text:list>
        </text:list-item>
      </text:list>
      <text:h text:style-name="P60" text:outline-level="2">Bootstrap Containers</text:h>
      <text:list xml:id="list132250083709700" text:continue-numbering="true" text:style-name="L1">
        <text:list-item>
          <text:p text:style-name="P20">12-column grid</text:p>
        </text:list-item>
        <text:list-item>
          <text:p text:style-name="P24">Add padding</text:p>
        </text:list-item>
        <text:list-item>
          <text:p text:style-name="P24">Two types</text:p>
          <text:list>
            <text:list-item>
              <text:p text:style-name="P24">Fluid</text:p>
            </text:list-item>
            <text:list-item>
              <text:p text:style-name="P24">Fixed-<text:span text:style-name="T9">Width</text:span></text:p>
            </text:list-item>
          </text:list>
        </text:list-item>
      </text:list>
      <text:p text:style-name="P3">If you want a element to take the full width of the browser, you don't putt them inside a container.</text:p>
      <text:h text:style-name="P59" text:outline-level="3">Fixed-Width Container</text:h>
      <text:list xml:id="list132249360511279" text:continue-numbering="true" text:style-name="L1">
        <text:list-item>
          <text:p text:style-name="P21">15 pixel padding on each side</text:p>
        </text:list-item>
        <text:list-item>
          <text:p text:style-name="P21">Adjusts to media query breakpoints</text:p>
        </text:list-item>
      </text:list>
      <text:p text:style-name="P5"><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5"/>
      <text:p text:style-name="P5"/>
      <text:p text:style-name="P5"/>
      <text:h text:style-name="P60" text:outline-level="2">Bootstrap Rows</text:h>
      <text:list xml:id="list132250681974171" text:continue-numbering="true" text:style-name="L1">
        <text:list-item>
          <text:p text:style-name="P22">Horizontal groups of columns</text:p>
        </text:list-item>
        <text:list-item>
          <text:p text:style-name="P22">Place within a container</text:p>
        </text:list-item>
        <text:list-item>
          <text:p text:style-name="P22">Should always include columns</text:p>
        </text:list-item>
        <text:list-item>
          <text:p text:style-name="P22">Gets rid of container padding</text:p>
        </text:list-item>
      </text:list>
      <text:h text:style-name="P60" text:outline-level="2">Bootstrap Columns</text:h>
      <text:list xml:id="list132249905491342" text:continue-numbering="true" text:style-name="L1">
        <text:list-item>
          <text:p text:style-name="P23">30px gutters</text:p>
          <text:list>
            <text:list-item>
              <text:p text:style-name="P23">15px on each side</text:p>
            </text:list-item>
          </text:list>
        </text:list-item>
        <text:list-item>
          <text:p text:style-name="P23">Use col-SIZE-SPAN</text:p>
          <text:list>
            <text:list-item>
              <text:p text:style-name="P23">S<text:span text:style-name="T10">IZE</text:span>: When it sta<text:span text:style-name="T10">c</text:span>ks</text:p>
            </text:list-item>
            <text:list-item>
              <text:p text:style-name="P25">SPAN: How many columns</text:p>
            </text:list-item>
          </text:list>
        </text:list-item>
        <text:list-item>
          <text:p text:style-name="P25">&gt;12 columns warp</text:p>
        </text:list-item>
      </text:list>
      <text:h text:style-name="P59" text:outline-level="3">Column Metrics</text:h>
      <text:p text:style-name="P2"><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2"/>
      <text:p text:style-name="P2"/>
      <text:p text:style-name="P2"/>
      <text:p text:style-name="P2"/>
      <text:p text:style-name="P2"/>
      <text:p text:style-name="P2"/>
      <text:p text:style-name="P2"/>
      <text:p text:style-name="P4">Tip: On Google Chrome, on the inspect element, the mobile view has an option to view the breakpoints on the top left corner.</text:p>
      <text:h text:style-name="P59" text:outline-level="3">Resetting columns</text:h>
      <text:p text:style-name="P6">Bootstrap comes with a clearfix class. This class is <text:span text:style-name="T12">generally</text:span> used in <text:span text:style-name="T12">CSS</text:span> to clear floats.</text:p>
      <text:p text:style-name="P7"><text:span text:style-name="T12">Example</text:span>: &lt;div class=”clearfix <text:span text:style-name="T11">visible-sm-block</text:span>”&gt;&lt;/div&gt;</text:p>
      <text:p text:style-name="P8">It can be visible or hidden. <text:s/>if it is hidden I dont have to specify anyting else. </text:p>
      <text:p text:style-name="P8">In the case that it is visible it can be a block, inline-block or inline element.</text:p>
      <text:p text:style-name="P9">This can be use to hide elements, for example, in smaller devices I may not want to show the icons, so I can use the hidden class to hide a type of element.</text:p>
      <text:h text:style-name="P59" text:outline-level="3">Offsetting columns</text:h>
      <text:p text:style-name="P9">In bootstrap you can ask certain columns to move over by certain number of columns width. It’s called Offsetting.</text:p>
      <text:p text:style-name="P11">If I Offsetting something at xs breakpoint, I will need to set the offset to 0 in the next breakpoint, or it will be used in all the next breakpoints.</text:p>
      <text:p text:style-name="P11">Exemple: </text:p>
      <text:p text:style-name="P12">col-xs-offset-3 col-xs-6 col-sm-offset-0</text:p>
      <text:h text:style-name="P59" text:outline-level="3">Nesting columns</text:h>
      <text:p text:style-name="P13">I can put rows inside other rows, and i get another 12 columns grid inside the existing section.</text:p>
      <text:p text:style-name="P14">In the example, we do a bit of CSS to adjust the padding of the heading.</text:p>
      <text:h text:style-name="P59" text:outline-level="3">Customizing column order with push and pull</text:h>
      <text:p text:style-name="P15">This allows us to have the flexibility to completely rearrange the order of the columns depending on the breakpoints </text:p>
      <text:p text:style-name="P16">Any pull or pushes are going to remain for the rests of the breakpoints</text:p>
      <text:p text:style-name="P16">Example:</text:p>
      <text:p text:style-name="P16">col-sm-push-8</text:p>
      <text:p text:style-name="P16">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60" text:outline-level="2">Styling headings and body copy</text:h>
      <text:p text:style-name="P27">Bootstrap uses Helvetica new if it’s avalabel, then goes for Helvetica, <text:span text:style-name="T13">Arial and if noting is available it goes for the default Sans-serif.</text:span></text:p>
      <text:p text:style-name="P28">I can use the classes H1 trow H6 to emulate the headings:</text:p>
      <text:p text:style-name="P28">&lt;div class="h1"&gt;Headline 1&lt;/div&gt;</text:p>
      <text:p text:style-name="P28">Or I can have a word have the same font of the heading using a span:</text:p>
      <text:p text:style-name="P28">&lt;span class="h1"&gt;consequuntur&lt;/span&gt;</text:p>
      <text:p text:style-name="P28">I can also create secondary text inside a headline using the small tag:</text:p>
      <text:p text:style-name="P29">&lt;h1&gt;Headline 1 &lt;small&gt;Secondary text&lt;/small&gt;&lt;/h1&gt;</text:p>
      <text:p text:style-name="P29">And also in a line of text:</text:p>
      <text:p text:style-name="P29">consectetur &lt;span class="small"&gt;adipisicing&lt;/span&gt; <text:s/>elit.</text:p>
      <text:p text:style-name="P29">There is also a class called lead that can be used to stand out a paragraph, like so:</text:p>
      <text:p text:style-name="P29">&lt;p class="lead"&gt;</text:p>
      <text:h text:style-name="P60" text:outline-level="2">Analyzing in-line text styles</text:h>
      <text:p text:style-name="P30">Bootstrap comes with a few built in styles for traditional in-line tags:</text:p>
      <text:p text:style-name="P30">&lt;mark&gt;delectus soluta&lt;/mark&gt;</text:p>
      <text:p text:style-name="P31">&lt;s&gt;quod ab&lt;/s&gt;</text:p>
      <text:p text:style-name="P31">&lt;del&gt;corporis similique&lt;/del&gt;</text:p>
      <text:p text:style-name="P32">&lt;ins&gt;expedita beatae sed asperiores&lt;/ins&gt;</text:p>
      <text:p text:style-name="P32">&lt;u&gt;deleniti et&lt;/u&gt;</text:p>
      <text:p text:style-name="P33">&lt;small&gt;officiis repellendus&lt;/small&gt;</text:p>
      <text:p text:style-name="P34">&lt;strong&gt;numquam eligendi&lt;/strong&gt;</text:p>
      <text:p text:style-name="P35">&lt;b&gt;mollitia&lt;/b&gt;</text:p>
      <text:p text:style-name="P36">&lt;em&gt;Harum nihil, vero cupiditate&lt;/em&gt;</text:p>
      <text:p text:style-name="P37">&lt;i&gt;Numquam officia&lt;/i&gt;</text:p>
      <text:p text:style-name="P38">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39">Bootstrap comes whit a series of alignment classes for text elements:</text:p>
      <text:p text:style-name="P40">&lt;p class="text-left"&gt;</text:p>
      <text:p text:style-name="P40">&lt;p class="text-right"&gt;</text:p>
      <text:p text:style-name="P41">&lt;p class="text-center"&gt;</text:p>
      <text:p text:style-name="P42">&lt;p class="text-justify"&gt;</text:p>
      <text:p text:style-name="P43">&lt;p class="text-nowrap"&gt;</text:p>
      <text:p text:style-name="P44">&lt;h1 class="text-lowercase"&gt;Headline&lt;/h1&gt;</text:p>
      <text:p text:style-name="P45">&lt;h1 class="text-uppercase"&gt;Headline&lt;/h1&gt;</text:p>
      <text:p text:style-name="P45">&lt;h1 class="text-capitalize"&gt;Headline one&lt;/h1&gt;</text:p>
      <text:p text:style-name="P46">&lt;abbr title="Captain"&gt;Capt.&lt;/abbr&gt;</text:p>
      <text:p text:style-name="P47">&lt;abbr title="United States Air Force" class="initialism"&gt;USAF&lt;/abbr&gt;</text:p>
      <text:h text:style-name="Heading_20_2" text:outline-level="2">Using blockquotes</text:h>
      <text:p text:style-name="P48">Bootstrap thoes a good job of styling block quotes and provides a class to reverse the alignment of it.</text:p>
      <text:p text:style-name="P49"><text:s text:c="4"/>&lt;blockquote&gt;</text:p>
      <text:p text:style-name="P49"><text:s text:c="4"/>&lt;p&gt;Adipisci verit……….</text:p>
      <text:p text:style-name="P49"><text:s text:c="6"/>…...distinctio.&lt;/p&gt;</text:p>
      <text:p text:style-name="P49"><text:s text:c="4"/>&lt;footer&gt;Joao Faria&lt;/footer&gt;</text:p>
      <text:p text:style-name="P49"><text:s text:c="4"/>&lt;/blockquote&gt;</text:p>
      <text:p text:style-name="P49"/>
      <text:p text:style-name="P49"><text:s text:c="4"/>&lt;blockquote class="blockquote-reverse"&gt;</text:p>
      <text:p text:style-name="P49"><text:s text:c="4"/>&lt;p&gt;Adipisci v………...</text:p>
      <text:p text:style-name="P49"><text:s text:c="6"/>………...e distinctio.&lt;/p&gt;</text:p>
      <text:p text:style-name="P49"><text:s text:c="4"/>&lt;footer&gt;Joao Faria&lt;/footer&gt;</text:p>
      <text:p text:style-name="P49"><text:s text:c="4"/>&lt;/blockquote&gt;</text:p>
      <text:h text:style-name="Heading_20_2" text:outline-level="2">Working with list styles</text:h>
      <text:p text:style-name="P50">HTML has 3 different types of lists: </text:p>
      <text:list xml:id="list4950487965476304573" text:style-name="L2">
        <text:list-item>
          <text:p text:style-name="P52"><text:span text:style-name="T6">Unordered</text:span></text:p>
          <text:list>
            <text:list-item>
              <text:p text:style-name="P53"><text:span text:style-name="T2">For items in no particular order</text:span></text:p>
            </text:list-item>
          </text:list>
        </text:list-item>
        <text:list-item>
          <text:p text:style-name="P53"><text:span text:style-name="T2">Ordered</text:span></text:p>
          <text:list>
            <text:list-item>
              <text:p text:style-name="P53"><text:span text:style-name="T2">When the order of the items has relevance</text:span></text:p>
            </text:list-item>
          </text:list>
        </text:list-item>
        <text:list-item>
          <text:p text:style-name="P52"><text:span text:style-name="T6">Definitions</text:span></text:p>
          <text:list>
            <text:list-item>
              <text:p text:style-name="P53"><text:span text:style-name="T2">For dictionary type definitions</text:span></text:p>
            </text:list-item>
          </text:list>
        </text:list-item>
      </text:list>
      <text:p text:style-name="P54"><text:span text:style-name="T2">We can remove the styling of lists by adding a specific class:</text:span></text:p>
      <text:p text:style-name="P54"><text:span text:style-name="T2">&lt;ol class="list-unstyled"&gt;</text:span></text:p>
      <text:p text:style-name="P54"><text:span text:style-name="T2"><text:tab/>&lt;li&gt;text 1&lt;/li&gt;</text:span></text:p>
      <text:p text:style-name="P54"><text:span text:style-name="T2"><text:tab/>&lt;li&gt;text 2&lt;/li&gt;</text:span></text:p>
      <text:p text:style-name="P54"><text:span text:style-name="T2">&lt;/ol&gt;</text:span></text:p>
      <text:p text:style-name="P54"><text:span text:style-name="T2">We can also make lists appear in-line </text:span><text:span text:style-name="T7">instead </text:span><text:span text:style-name="T2">of the default block style </text:span><text:span text:style-name="T7">and bootstrap will add a bit of padding to it and remove the bullets:</text:span></text:p>
      <text:p text:style-name="P55"><text:span text:style-name="T2">&lt;ul class="list-inline"&gt;</text:span></text:p>
      <text:p text:style-name="P55"><text:span text:style-name="T2"><text:s text:c="6"/>&lt;li&gt;quam&lt;/li&gt;</text:span></text:p>
      <text:p text:style-name="P55"><text:span text:style-name="T2"><text:s text:c="6"/>&lt;li&gt;porro&lt;/li&gt;</text:span></text:p>
      <text:p text:style-name="P55"><text:span text:style-name="T2"><text:s text:c="6"/>&lt;li&gt;quasi&lt;/li&gt;</text:span></text:p>
      <text:p text:style-name="P55"><text:span text:style-name="T2"><text:s/>&lt;/ul&gt;</text:span></text:p>
      <text:p text:style-name="P51">In definitions lists we have an option to make them appear in a horizontal layout:</text:p>
      <text:p text:style-name="P51"><text:s text:c="4"/>&lt;dl class="dl-horizontal"&gt;</text:p>
      <text:p text:style-name="P51"><text:s text:c="4"/>&lt;/dl&gt;</text:p>
      <text:p text:style-name="P45"><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15T13:21:50.620244162</dc:date>
    <meta:editing-duration>PT3H6M37S</meta:editing-duration>
    <meta:editing-cycles>30</meta:editing-cycles>
    <meta:generator>LibreOffice/5.1.4.2$Linux_X86_64 LibreOffice_project/10m0$Build-2</meta:generator>
    <meta:document-statistic meta:table-count="0" meta:image-count="2" meta:object-count="0" meta:page-count="1" meta:paragraph-count="150" meta:word-count="869" meta:character-count="5617" meta:non-whitespace-character-count="4854"/>
  </office:meta>
</office:document-meta>
</file>